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4.8pt"/>
    </style:style>
    <style:style style:name="co2" style:family="table-column">
      <style:table-column-properties fo:break-before="auto" style:column-width="35.0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210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alkie-talki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7" table:default-cell-style-name="Default"/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-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V</text:p>
          </table:table-cell>
          <table:table-cell office:value-type="string" calcext:value-type="string">
            <text:p>Li-Ion battery w prot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, C3, C22, C23, C25, C28, C32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, C6, C7, C15, C16, C26, C27, C29, C30, C31, C33, C37, C38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, C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, C1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Tantalum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Tantalum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, C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, C39, C40, C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Tantalum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, C4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6v</text:p>
          </table:table-cell>
          <table:table-cell office:value-type="string" calcext:value-type="string">
            <text:p>Tantalum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316</text:p>
          </table:table-cell>
          <table:table-cell office:value-type="string" calcext:value-type="string">
            <text:p>D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VC131</text:p>
          </table:table-cell>
          <table:table-cell office:value-type="string" calcext:value-type="string">
            <text:p>D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, D7, D8, 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D3.0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, 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 D3.0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S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Y57</text:p>
          </table:table-cell>
          <table:table-cell office:value-type="string" calcext:value-type="string">
            <text:p>D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MA right angle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PinHeader 1x06 P2.54mm 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USB Micro-B Molex-105017-0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H</text:p>
          </table:table-cell>
          <table:table-cell office:value-type="string" calcext:value-type="string">
            <text:p>L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, L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H</text:p>
          </table:table-cell>
          <table:table-cell office:value-type="string" calcext:value-type="string">
            <text:p>L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, L6, L7, L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L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L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Bourns-SRN4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67</text:p>
          </table:table-cell>
          <table:table-cell office:value-type="string" calcext:value-type="string">
            <text:p>SOT-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, Q3, Q4, Q8, Q10, Q11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OT-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C3356</text:p>
          </table:table-cell>
          <table:table-cell office:value-type="string" calcext:value-type="string">
            <text:p>SOT-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C3357</text:p>
          </table:table-cell>
          <table:table-cell office:value-type="string" calcext:value-type="string">
            <text:p>SOT-89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56</text:p>
          </table:table-cell>
          <table:table-cell office:value-type="string" calcext:value-type="string">
            <text:p>SOT-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A928</text:p>
          </table:table-cell>
          <table:table-cell office:value-type="string" calcext:value-type="string">
            <text:p>TO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, R16, R30, R3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 R14, R17, R3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, R7, R24, R2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, R8, R9, R10, R11, R12, R20, R25, R28, R32, R33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, R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, R21, R2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*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* - 10k*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8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Vishay 148-149 Single 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, 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actile SPST Angled PTS645Vx83-2LF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W CuK OS102011MA1QN1 SPDT Ang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F49XA</text:p>
          </table:table-cell>
          <table:table-cell office:value-type="string" calcext:value-type="string">
            <text:p>SSOP-16_5.3x6.2mm P0.65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6F628-xxISO</text:p>
          </table:table-cell>
          <table:table-cell office:value-type="string" calcext:value-type="string">
            <text:p>SOP-18_7x12.5mm P1.27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119</text:p>
          </table:table-cell>
          <table:table-cell office:value-type="string" calcext:value-type="string">
            <text:p>SO-8_3.9x4.9mm P1.27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4054ES5-4.2</text:p>
          </table:table-cell>
          <table:table-cell office:value-type="string" calcext:value-type="string">
            <text:p>TSOT-23-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674</text:p>
          </table:table-cell>
          <table:table-cell office:value-type="string" calcext:value-type="string">
            <text:p>TSSOP-8 4.4x3mm P0.65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</text:p>
          </table:table-cell>
          <table:table-cell office:value-type="string" calcext:value-type="string">
            <text:p>5032 2Pin 5.0x3.2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Capacitance microph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K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8 Ohm 0.25W speaker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00:54:25.245405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01:25:02.070918294</dc:date>
    <meta:editing-duration>PT36M43S</meta:editing-duration>
    <meta:editing-cycles>4</meta:editing-cycles>
    <meta:generator>LibreOffice/6.0.7.3$Linux_X86_64 LibreOffice_project/00m0$Build-3</meta:generator>
    <meta:document-statistic meta:table-count="1" meta:cell-count="263" meta:object-count="0"/>
  </office:meta>
</office:document-meta>
</file>